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monospace" svg:font-family="monospace, 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b844" officeooo:paragraph-rsid="0013b844"/>
    </style:style>
    <style:style style:name="P2" style:family="paragraph" style:parent-style-name="Standard">
      <style:text-properties style:font-name="Liberation Serif" fo:font-size="12pt" officeooo:rsid="001de7d0" officeooo:paragraph-rsid="001de7d0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officeooo:rsid="002ca8b4" officeooo:paragraph-rsid="002ca8b4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000000" style:font-name="Liberation Serif" fo:font-size="12pt" officeooo:rsid="0013b844" officeooo:paragraph-rsid="0013b844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officeooo:rsid="0033ab22" officeooo:paragraph-rsid="0033ab22" style:font-size-asian="12pt" style:font-size-complex="12pt"/>
    </style:style>
    <style:style style:name="P6" style:family="paragraph" style:parent-style-name="Standard">
      <style:paragraph-properties style:line-height-at-least="0.529cm"/>
      <style:text-properties fo:color="#000000" style:font-name="Liberation Serif" fo:font-size="12pt" officeooo:paragraph-rsid="002ca8b4" style:font-size-asian="12pt" style:font-size-complex="12pt"/>
    </style:style>
    <style:style style:name="P7" style:family="paragraph" style:parent-style-name="Standard">
      <style:text-properties fo:color="#000000" style:font-name="Liberation Serif" fo:font-size="12pt" officeooo:rsid="001de7d0" officeooo:paragraph-rsid="001de7d0" style:font-size-asian="12pt" style:font-size-complex="12pt"/>
    </style:style>
    <style:style style:name="P8" style:family="paragraph" style:parent-style-name="Standard">
      <style:text-properties fo:color="#000000" style:font-name="Liberation Serif" fo:font-size="12pt" officeooo:rsid="0028ccff" officeooo:paragraph-rsid="0028ccff" style:font-size-asian="12pt" style:font-size-complex="12pt"/>
    </style:style>
    <style:style style:name="P9" style:family="paragraph" style:parent-style-name="Standard">
      <style:text-properties fo:color="#000000" style:font-name="Liberation Serif" fo:font-size="12pt" officeooo:rsid="00600d39" officeooo:paragraph-rsid="00600d39" style:font-size-asian="12pt" style:font-size-complex="12pt"/>
    </style:style>
    <style:style style:name="P10" style:family="paragraph" style:parent-style-name="Standard">
      <style:text-properties fo:color="#000000" style:font-name="Liberation Serif" fo:font-size="12pt" officeooo:rsid="006116b6" officeooo:paragraph-rsid="006116b6" style:font-size-asian="12pt" style:font-size-complex="12pt"/>
    </style:style>
    <style:style style:name="P11" style:family="paragraph" style:parent-style-name="Standard">
      <style:text-properties fo:color="#000000" style:font-name="Liberation Serif" fo:font-size="12pt" officeooo:rsid="0065be66" officeooo:paragraph-rsid="0065be66" style:font-size-asian="12pt" style:font-size-complex="12pt"/>
    </style:style>
    <style:style style:name="P12" style:family="paragraph" style:parent-style-name="Standard">
      <style:text-properties fo:color="#000000" style:font-name="Liberation Serif" fo:font-size="12pt" fo:font-style="normal" fo:font-weight="normal" officeooo:rsid="00167286" officeooo:paragraph-rsid="00167286" style:font-size-asian="12pt" style:font-style-asian="normal" style:font-weight-asian="normal" style:font-size-complex="12pt"/>
    </style:style>
    <style:style style:name="P13" style:family="paragraph" style:parent-style-name="Standard">
      <style:text-properties fo:color="#000000" style:font-name="Liberation Serif" fo:font-size="12pt" fo:font-style="normal" fo:font-weight="normal" officeooo:rsid="00347bff" officeooo:paragraph-rsid="00347bff" style:font-size-asian="12pt" style:font-style-asian="normal" style:font-weight-asian="normal" style:font-size-complex="12pt"/>
    </style:style>
    <style:style style:name="P14" style:family="paragraph" style:parent-style-name="Standard">
      <style:text-properties fo:color="#000000" style:font-name="Liberation Serif" fo:font-size="10pt" officeooo:rsid="001de7d0" officeooo:paragraph-rsid="001de7d0" style:font-size-asian="10pt" style:font-size-complex="10pt"/>
    </style:style>
    <style:style style:name="P15" style:family="paragraph" style:parent-style-name="Standard">
      <style:text-properties fo:color="#000000" style:font-name="Liberation Serif" fo:font-size="10pt" officeooo:rsid="006116b6" officeooo:paragraph-rsid="006116b6" style:font-size-asian="10pt" style:font-size-complex="10pt"/>
    </style:style>
    <style:style style:name="P16" style:family="paragraph" style:parent-style-name="Standard">
      <style:text-properties fo:color="#000000" style:font-name="monospace" fo:font-size="7pt" fo:font-weight="normal" officeooo:rsid="0065be66" officeooo:paragraph-rsid="0065be66" fo:background-color="#fffffe" style:font-size-asian="12pt" style:font-size-complex="12pt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ca8b4" officeooo:paragraph-rsid="002ca8b4" style:font-size-asian="12pt" style:font-size-complex="12pt"/>
    </style:style>
    <style:style style:name="P18" style:family="paragraph" style:parent-style-name="Standard">
      <style:text-properties fo:font-variant="normal" fo:text-transform="none" fo:color="#000000" style:font-name="Liberation Serif" fo:font-size="10pt" fo:letter-spacing="normal" fo:font-style="normal" fo:font-weight="normal" officeooo:rsid="001de7d0" officeooo:paragraph-rsid="0059f212" style:font-size-asian="10pt" style:font-size-complex="10pt"/>
    </style:style>
    <style:style style:name="P19" style:family="paragraph" style:parent-style-name="Standard">
      <style:paragraph-properties fo:margin-left="1.27cm" fo:margin-right="0cm" fo:text-indent="0cm" style:auto-text-indent="false"/>
      <style:text-properties fo:color="#000000" style:font-name="Liberation Serif" fo:font-size="12pt" officeooo:rsid="002ca8b4" officeooo:paragraph-rsid="002ca8b4" style:font-size-asian="12pt" style:font-size-complex="12pt"/>
    </style:style>
    <style:style style:name="P20" style:family="paragraph" style:parent-style-name="Standard">
      <style:paragraph-properties fo:margin-left="1.27cm" fo:margin-right="0cm" fo:text-indent="0cm" style:auto-text-indent="false"/>
      <style:text-properties officeooo:rsid="002ca8b4" officeooo:paragraph-rsid="002ca8b4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color="#000000" style:font-name="Liberation Serif" fo:font-size="12pt" officeooo:rsid="002ca8b4" officeooo:paragraph-rsid="00167286" style:font-size-asian="12pt" style:font-size-complex="12pt"/>
    </style:style>
    <style:style style:name="P22" style:family="paragraph" style:parent-style-name="Quotations">
      <style:paragraph-properties fo:margin-left="1.706cm" fo:margin-right="1cm" fo:margin-top="0cm" fo:margin-bottom="0cm" loext:contextual-spacing="false" fo:text-indent="0cm" style:auto-text-indent="false" fo:padding="0cm" fo:border="none"/>
      <style:text-properties officeooo:paragraph-rsid="0043af8c"/>
    </style:style>
    <style:style style:name="P23" style:family="paragraph" style:parent-style-name="Quotations">
      <style:paragraph-properties fo:margin-left="1.27cm" fo:margin-right="1cm" fo:margin-top="0cm" fo:margin-bottom="0cm" loext:contextual-spacing="false" fo:text-indent="0cm" style:auto-text-indent="false" fo:padding="0cm" fo:border="none"/>
    </style:style>
    <style:style style:name="P24" style:family="paragraph" style:parent-style-name="Quotations">
      <style:paragraph-properties fo:margin-left="1.27cm" fo:margin-right="1cm" fo:margin-top="0cm" fo:margin-bottom="0cm" loext:contextual-spacing="false" fo:text-align="start" style:justify-single-word="false" fo:text-indent="0cm" style:auto-text-indent="false" fo:padding="0cm" fo:border="none"/>
    </style:style>
    <style:style style:name="P25" style:family="paragraph" style:parent-style-name="Quotations">
      <style:paragraph-properties fo:margin-left="1.27cm" fo:margin-right="1cm" fo:margin-top="0cm" fo:margin-bottom="0cm" loext:contextual-spacing="false" fo:text-align="start" style:justify-single-word="false" fo:text-indent="0cm" style:auto-text-indent="false" fo:padding="0cm" fo:border="none"/>
      <style:text-properties officeooo:paragraph-rsid="003cdd77"/>
    </style:style>
    <style:style style:name="P26" style:family="paragraph" style:parent-style-name="Quotations">
      <style:paragraph-properties fo:margin-left="1.27cm" fo:margin-right="1cm" fo:margin-top="0cm" fo:margin-bottom="0cm" loext:contextual-spacing="false" fo:text-indent="0cm" style:auto-text-indent="false" fo:padding="0cm" fo:border="none"/>
      <style:text-properties fo:font-weight="bold" style:font-weight-asian="bold" style:font-weight-complex="bold"/>
    </style:style>
    <style:style style:name="P27" style:family="paragraph" style:parent-style-name="Quotations">
      <style:paragraph-properties fo:margin-left="1.27cm" fo:margin-right="1cm" fo:margin-top="0cm" fo:margin-bottom="0cm" loext:contextual-spacing="false" fo:text-align="start" style:justify-single-word="false" fo:text-indent="0cm" style:auto-text-indent="false" fo:padding="0cm" fo:border="none"/>
      <style:text-properties fo:font-weight="bold" style:font-weight-asian="bold" style:font-weight-complex="bold"/>
    </style:style>
    <style:style style:name="P28" style:family="paragraph" style:parent-style-name="Quotations">
      <style:paragraph-properties fo:margin-left="1.27cm" fo:margin-right="1cm" fo:margin-top="0cm" fo:margin-bottom="0cm" loext:contextual-spacing="false" fo:text-align="start" style:justify-single-word="false" fo:text-indent="0cm" style:auto-text-indent="false" fo:padding="0cm" fo:border="none"/>
      <style:text-properties fo:font-weight="bold" officeooo:paragraph-rsid="003cdd77" style:font-weight-asian="bold" style:font-weight-complex="bold"/>
    </style:style>
    <style:style style:name="P29" style:family="paragraph" style:parent-style-name="Heading_20_3">
      <style:text-properties fo:color="#000000" style:font-name="Times New Roman"/>
    </style:style>
    <style:style style:name="P30" style:family="paragraph" style:parent-style-name="Heading_20_3">
      <style:text-properties fo:color="#000000" style:font-name="Times New Roman" fo:font-size="12pt" fo:font-style="normal" fo:font-weight="normal" officeooo:rsid="00347bff" officeooo:paragraph-rsid="00347bff" style:font-size-asian="12pt" style:font-style-asian="normal" style:font-weight-asian="normal" style:font-size-complex="12pt"/>
    </style:style>
    <style:style style:name="P31" style:family="paragraph" style:parent-style-name="Preformatted_20_Text">
      <style:text-properties fo:color="#000000" style:font-name="Liberation Serif" fo:font-size="10pt" officeooo:rsid="001de7d0" officeooo:paragraph-rsid="001de7d0" style:font-size-asian="10pt" style:font-size-complex="10pt"/>
    </style:style>
    <style:style style:name="P32" style:family="paragraph" style:parent-style-name="Preformatted_20_Text">
      <style:text-properties fo:color="#000000" style:font-name="Liberation Serif" fo:font-size="10pt" officeooo:rsid="001de7d0" officeooo:paragraph-rsid="00212098" style:font-size-asian="10pt" style:font-size-complex="10pt"/>
    </style:style>
    <style:style style:name="P33" style:family="paragraph" style:parent-style-name="Preformatted_20_Text">
      <style:text-properties fo:color="#000000" style:font-name="Liberation Serif" fo:font-size="10pt" officeooo:paragraph-rsid="002770a9" style:font-size-asian="10pt" style:font-size-complex="10pt"/>
    </style:style>
    <style:style style:name="P34" style:family="paragraph" style:parent-style-name="Preformatted_20_Text">
      <style:text-properties fo:font-variant="normal" fo:text-transform="none" fo:color="#000000" style:font-name="Liberation Serif" fo:font-size="10pt" fo:letter-spacing="normal" fo:font-style="normal" fo:font-weight="normal" officeooo:rsid="001de7d0" officeooo:paragraph-rsid="0024b2c6" style:font-size-asian="10pt" style:font-size-complex="10pt"/>
    </style:style>
    <style:style style:name="P35" style:family="paragraph" style:parent-style-name="Preformatted_20_Text">
      <style:text-properties fo:font-variant="normal" fo:text-transform="none" fo:color="#000000" style:font-name="Liberation Serif" fo:font-size="10pt" fo:letter-spacing="normal" fo:font-style="normal" fo:font-weight="normal" officeooo:rsid="001de7d0" officeooo:paragraph-rsid="002770a9" style:font-size-asian="10pt" style:font-size-complex="10pt"/>
    </style:style>
    <style:style style:name="P36" style:family="paragraph" style:parent-style-name="Preformatted_20_Text">
      <style:text-properties fo:font-variant="normal" fo:text-transform="none" fo:color="#000000" style:font-name="Liberation Serif" fo:font-size="10pt" fo:letter-spacing="normal" fo:font-style="normal" fo:font-weight="normal" officeooo:rsid="001de7d0" officeooo:paragraph-rsid="001de7d0" style:font-size-asian="10pt" style:font-size-complex="10pt"/>
    </style:style>
    <style:style style:name="P37" style:family="paragraph" style:parent-style-name="Quotations">
      <style:paragraph-properties fo:margin-left="0cm" fo:margin-right="1cm" fo:margin-top="0cm" fo:margin-bottom="0cm" loext:contextual-spacing="false" fo:text-indent="0cm" style:auto-text-indent="false" fo:padding="0cm" fo:border="none"/>
      <style:text-properties officeooo:rsid="0048ef5b" officeooo:paragraph-rsid="0048ef5b" fo:background-color="#ffff00"/>
    </style:style>
    <style:style style:name="P38" style:family="paragraph" style:parent-style-name="Standard">
      <style:paragraph-properties fo:break-before="page"/>
      <style:text-properties fo:color="#000000" style:font-name="Liberation Serif" fo:font-size="12pt" officeooo:rsid="001de7d0" officeooo:paragraph-rsid="001de7d0" style:font-size-asian="12pt" style:font-size-complex="12pt"/>
    </style:style>
    <style:style style:name="P39" style:family="paragraph" style:parent-style-name="Standard">
      <style:paragraph-properties fo:break-before="page"/>
      <style:text-properties fo:color="#000000" style:font-name="Liberation Serif" fo:font-size="12pt" officeooo:rsid="00600d39" officeooo:paragraph-rsid="00600d39" style:font-size-asian="12pt" style:font-size-complex="12pt"/>
    </style:style>
    <style:style style:name="P40" style:family="paragraph" style:parent-style-name="Standard">
      <style:paragraph-properties fo:break-before="page"/>
      <style:text-properties fo:color="#000000" style:font-name="Liberation Serif" fo:font-size="12pt" officeooo:rsid="0065be66" officeooo:paragraph-rsid="0065be66" style:font-size-asian="12pt" style:font-size-complex="12pt"/>
    </style:style>
    <style:style style:name="P41" style:family="paragraph" style:parent-style-name="Text_20_body">
      <style:text-properties officeooo:rsid="004f915a" officeooo:paragraph-rsid="005137a3"/>
    </style:style>
    <style:style style:name="P42" style:family="paragraph" style:parent-style-name="Text_20_body">
      <style:text-properties style:text-underline-style="solid" style:text-underline-width="auto" style:text-underline-color="font-color" fo:font-weight="bold" officeooo:rsid="0054e711" officeooo:paragraph-rsid="0054e711" style:font-weight-asian="bold" style:font-weight-complex="bold"/>
    </style:style>
    <style:style style:name="P43" style:family="paragraph" style:parent-style-name="Text_20_body">
      <style:paragraph-properties fo:margin-top="0cm" fo:margin-bottom="0cm" loext:contextual-spacing="false"/>
      <style:text-properties fo:color="#000000" style:font-name="Liberation Serif" fo:font-size="12pt" fo:font-style="normal" fo:font-weight="normal" officeooo:rsid="00167286" style:font-size-asian="12pt" style:font-style-asian="normal" style:font-weight-asian="normal" style:font-size-complex="12pt"/>
    </style:style>
    <style:style style:name="P44" style:family="paragraph" style:parent-style-name="Text_20_body">
      <style:paragraph-properties fo:margin-top="0cm" fo:margin-bottom="0cm" loext:contextual-spacing="false"/>
      <style:text-properties fo:color="#000000" style:font-name="Liberation Serif" fo:font-size="12pt" fo:font-style="normal" fo:font-weight="bold" officeooo:rsid="0056cf72" officeooo:paragraph-rsid="0061d130" style:font-size-asian="12pt" style:font-style-asian="normal" style:font-weight-asian="bold" style:font-size-complex="12pt" style:font-weight-complex="bold"/>
    </style:style>
    <style:style style:name="P45" style:family="paragraph" style:parent-style-name="Text_20_body">
      <style:paragraph-properties fo:margin-top="0cm" fo:margin-bottom="0cm" loext:contextual-spacing="false"/>
      <style:text-properties fo:color="#000000" style:font-name="Liberation Serif" fo:font-size="10pt" fo:font-style="normal" fo:font-weight="normal" officeooo:rsid="00167286" style:font-size-asian="10pt" style:font-style-asian="normal" style:font-weight-asian="normal" style:font-size-complex="10pt" style:font-weight-complex="normal"/>
    </style:style>
    <style:style style:name="P46" style:family="paragraph" style:parent-style-name="Text_20_body">
      <style:paragraph-properties fo:margin-top="0cm" fo:margin-bottom="0cm" loext:contextual-spacing="false"/>
      <style:text-properties fo:color="#000000" style:font-name="Liberation Serif" fo:font-size="10pt" fo:font-style="normal" fo:font-weight="normal" officeooo:rsid="00167286" style:font-size-asian="10pt" style:font-style-asian="normal" style:font-weight-asian="normal" style:font-size-complex="10pt"/>
    </style:style>
    <style:style style:name="P47" style:family="paragraph" style:parent-style-name="Text_20_body">
      <style:paragraph-properties fo:margin-top="0cm" fo:margin-bottom="0cm" loext:contextual-spacing="false"/>
      <style:text-properties fo:color="#000000" style:font-name="Liberation Serif" fo:font-size="10pt" fo:font-style="normal" fo:font-weight="normal" officeooo:rsid="00167286" officeooo:paragraph-rsid="0061d130" style:font-size-asian="10pt" style:font-style-asian="normal" style:font-weight-asian="normal" style:font-size-complex="10pt"/>
    </style:style>
    <style:style style:name="P48" style:family="paragraph" style:parent-style-name="Text_20_body" style:list-style-name="L6">
      <style:text-properties officeooo:paragraph-rsid="0048ef5b"/>
    </style:style>
    <style:style style:name="P49" style:family="paragraph" style:parent-style-name="Text_20_body" style:list-style-name="L2">
      <style:paragraph-properties fo:margin-left="0.265cm" fo:margin-right="0cm" fo:text-indent="0cm" style:auto-text-indent="false"/>
    </style:style>
    <style:style style:name="P50" style:family="paragraph" style:parent-style-name="Text_20_body" style:list-style-name="L4">
      <style:paragraph-properties fo:margin-left="0.265cm" fo:margin-right="0cm" fo:text-indent="0cm" style:auto-text-indent="false"/>
      <style:text-properties officeooo:rsid="003cdd77" officeooo:paragraph-rsid="003cdd77"/>
    </style:style>
    <style:style style:name="P51" style:family="paragraph" style:parent-style-name="Text_20_body" style:list-style-name="L5">
      <style:paragraph-properties fo:margin-left="0.265cm" fo:margin-right="0cm" fo:text-indent="0cm" style:auto-text-indent="false"/>
    </style:style>
    <style:style style:name="P52" style:family="paragraph" style:parent-style-name="Text_20_body" style:list-style-name="L3">
      <style:paragraph-properties fo:margin-left="0.265cm" fo:margin-right="0cm" fo:margin-top="0cm" fo:margin-bottom="0cm" loext:contextual-spacing="false" fo:text-indent="0cm" style:auto-text-indent="false"/>
    </style:style>
    <style:style style:name="P53" style:family="paragraph" style:parent-style-name="Text_20_body" style:list-style-name="L3">
      <style:paragraph-properties fo:margin-left="0.265cm" fo:margin-right="0cm" fo:margin-top="0cm" fo:margin-bottom="0cm" loext:contextual-spacing="false" fo:text-indent="0cm" style:auto-text-indent="false"/>
      <style:text-properties officeooo:paragraph-rsid="00365916"/>
    </style:style>
    <style:style style:name="P54" style:family="paragraph" style:parent-style-name="Text_20_body" style:list-style-name="L3">
      <style:paragraph-properties fo:margin-left="0.265cm" fo:margin-right="0cm" fo:margin-top="0cm" fo:margin-bottom="0cm" loext:contextual-spacing="false" fo:text-indent="0cm" style:auto-text-indent="false"/>
      <style:text-properties officeooo:paragraph-rsid="0038cf5d"/>
    </style:style>
    <style:style style:name="P55" style:family="paragraph" style:parent-style-name="Text_20_body" style:list-style-name="L3">
      <style:paragraph-properties fo:margin-left="0.265cm" fo:margin-right="0cm" fo:margin-top="0cm" fo:margin-bottom="0cm" loext:contextual-spacing="false" fo:text-indent="0cm" style:auto-text-indent="false"/>
      <style:text-properties officeooo:paragraph-rsid="003b5f6a"/>
    </style:style>
    <style:style style:name="P56" style:family="paragraph" style:parent-style-name="Text_20_body" style:list-style-name="L3">
      <style:paragraph-properties fo:margin-left="0.265cm" fo:margin-right="0cm" fo:margin-top="0cm" fo:margin-bottom="0cm" loext:contextual-spacing="false" fo:text-indent="0cm" style:auto-text-indent="false"/>
      <style:text-properties fo:font-size="10pt" fo:font-style="italic" officeooo:paragraph-rsid="00365916" style:font-size-asian="10pt" style:font-style-asian="italic" style:font-size-complex="10pt" style:font-style-complex="italic"/>
    </style:style>
    <style:style style:name="P57" style:family="paragraph" style:parent-style-name="Text_20_body" style:list-style-name="L3">
      <style:paragraph-properties fo:margin-left="0.265cm" fo:margin-right="0cm" fo:margin-top="0cm" fo:margin-bottom="0cm" loext:contextual-spacing="false" fo:text-indent="0cm" style:auto-text-indent="false"/>
      <style:text-properties fo:font-size="10pt" fo:font-style="italic" officeooo:paragraph-rsid="0038cf5d" style:font-size-asian="10pt" style:font-style-asian="italic" style:font-size-complex="10pt" style:font-style-complex="italic"/>
    </style:style>
    <style:style style:name="P58" style:family="paragraph" style:parent-style-name="Text_20_body" style:list-style-name="L3">
      <style:paragraph-properties fo:margin-left="0.265cm" fo:margin-right="0cm" fo:margin-top="0cm" fo:margin-bottom="0.146cm" loext:contextual-spacing="false" fo:text-indent="0cm" style:auto-text-indent="false"/>
      <style:text-properties fo:font-size="10pt" fo:font-style="italic" officeooo:paragraph-rsid="003b5f6a" style:font-size-asian="10pt" style:font-style-asian="italic" style:font-size-complex="10pt" style:font-style-complex="italic"/>
    </style:style>
    <style:style style:name="P59" style:family="paragraph" style:parent-style-name="Preformatted_20_Text" style:list-style-name="L1">
      <style:paragraph-properties fo:margin-left="1.27cm" fo:margin-right="0cm" fo:margin-top="0cm" fo:margin-bottom="0cm" loext:contextual-spacing="false" fo:line-height="0.529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2ca8b4" officeooo:paragraph-rsid="002e6f02" style:font-size-asian="12pt" style:font-size-complex="12pt"/>
    </style:style>
    <style:style style:name="P60" style:family="paragraph" style:parent-style-name="Preformatted_20_Text" style:list-style-name="L1">
      <style:paragraph-properties fo:margin-left="1.27cm" fo:margin-right="0cm" fo:margin-top="0cm" fo:margin-bottom="0.499cm" loext:contextual-spacing="false" fo:line-height="0.529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2ca8b4" style:font-size-asian="12pt" style:font-size-complex="12pt"/>
    </style:style>
    <style:style style:name="T1" style:family="text">
      <style:text-properties officeooo:rsid="00147861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2ca8b4"/>
    </style:style>
    <style:style style:name="T5" style:family="text">
      <style:text-properties fo:font-variant="normal" fo:text-transform="none" fo:letter-spacing="normal" fo:font-style="normal" fo:font-weight="normal" officeooo:rsid="002fe431"/>
    </style:style>
    <style:style style:name="T6" style:family="text">
      <style:text-properties fo:font-variant="normal" fo:text-transform="none" fo:letter-spacing="normal" fo:font-style="normal" fo:font-weight="normal" officeooo:rsid="001de7d0"/>
    </style:style>
    <style:style style:name="T7" style:family="text">
      <style:text-properties fo:font-variant="normal" fo:text-transform="none" fo:letter-spacing="normal" fo:font-style="normal" fo:font-weight="normal" officeooo:rsid="00212098"/>
    </style:style>
    <style:style style:name="T8" style:family="text">
      <style:text-properties fo:font-variant="normal" fo:text-transform="none" fo:letter-spacing="normal" fo:font-style="normal" fo:font-weight="normal" officeooo:rsid="0025c1ba"/>
    </style:style>
    <style:style style:name="T9" style:family="text">
      <style:text-properties fo:font-variant="normal" fo:text-transform="none" fo:letter-spacing="normal" fo:font-style="normal" fo:font-weight="normal" officeooo:rsid="0021c010"/>
    </style:style>
    <style:style style:name="T10" style:family="text">
      <style:text-properties officeooo:rsid="0031ca0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31ca00" style:font-weight-asian="bold" style:font-weight-complex="bold"/>
    </style:style>
    <style:style style:name="T14" style:family="text">
      <style:text-properties officeooo:rsid="00347bff"/>
    </style:style>
    <style:style style:name="T15" style:family="text">
      <style:text-properties officeooo:rsid="002770a9"/>
    </style:style>
    <style:style style:name="T16" style:family="text">
      <style:text-properties fo:color="#000000" style:font-name="Liberation Serif"/>
    </style:style>
    <style:style style:name="T17" style:family="text">
      <style:text-properties fo:color="#000000" style:font-name="Liberation Serif" fo:font-size="12pt" style:font-size-asian="12pt" style:font-size-complex="12pt"/>
    </style:style>
    <style:style style:name="T18" style:family="text">
      <style:text-properties fo:color="#000000" style:font-name="Liberation Serif" fo:font-size="12pt" officeooo:rsid="002ca8b4" style:font-size-asian="12pt" style:font-size-complex="12pt"/>
    </style:style>
    <style:style style:name="T19" style:family="text">
      <style:text-properties fo:color="#000000" style:text-underline-style="none"/>
    </style:style>
    <style:style style:name="T20" style:family="text">
      <style:text-properties fo:color="#000000" style:text-underline-style="none" fo:font-weight="bold" style:font-weight-asian="bold" style:font-weight-complex="bold"/>
    </style:style>
    <style:style style:name="T21" style:family="text">
      <style:text-properties officeooo:rsid="00365916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365916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38cf5d" style:font-style-asian="italic" style:font-weight-asian="bold" style:font-style-complex="italic" style:font-weight-complex="bold"/>
    </style:style>
    <style:style style:name="T25" style:family="text">
      <style:text-properties fo:color="#ff3838" fo:font-weight="bold" style:font-weight-asian="bold" style:font-weight-complex="bold"/>
    </style:style>
    <style:style style:name="T26" style:family="text">
      <style:text-properties officeooo:rsid="0038cf5d"/>
    </style:style>
    <style:style style:name="T27" style:family="text">
      <style:text-properties officeooo:rsid="003b5f6a"/>
    </style:style>
    <style:style style:name="T28" style:family="text">
      <style:text-properties fo:background-color="#ffff00" loext:char-shading-value="0"/>
    </style:style>
    <style:style style:name="T29" style:family="text">
      <style:text-properties officeooo:rsid="004323b0"/>
    </style:style>
    <style:style style:name="T30" style:family="text">
      <style:text-properties officeooo:rsid="0048ef5b"/>
    </style:style>
    <style:style style:name="T31" style:family="text">
      <style:text-properties officeooo:rsid="004ab406"/>
    </style:style>
    <style:style style:name="T32" style:family="text">
      <style:text-properties fo:color="#f10d0c" fo:font-weight="bold" officeooo:rsid="0048ef5b" style:font-weight-asian="bold" style:font-weight-complex="bold"/>
    </style:style>
    <style:style style:name="T33" style:family="text">
      <style:text-properties officeooo:rsid="005b1aa6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color="#0000ff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P P<text:span text:style-name="T1">art-of-speech Tagging</text:span></text:p>
      <text:p text:style-name="P1"><text:a xlink:type="simple" xlink:href="https://cservan.github.io/courses/Demo_03_POS_tagging_DL.html" text:style-name="Internet_20_link" text:visited-style-name="Visited_20_Internet_20_Link"><text:span text:style-name="T17"/></text:a></text:p>
      <text:p text:style-name="P1"><text:span text:style-name="T18">Link to the TP: </text:span><text:a xlink:type="simple" xlink:href="https://cservan.github.io/courses/Demo_03_POS_tagging_DL.html" text:style-name="Internet_20_link" text:visited-style-name="Visited_20_Internet_20_Link">https://cservan.github.io/courses/Demo_03_POS_tagging_DL.html</text:a><text:span text:style-name="T17"> </text:span></text:p>
      <text:p text:style-name="P3"/>
      <text:p text:style-name="P5">Installation and Model POS-Tagger to use:</text:p>
      <text:p text:style-name="P3"><text:span text:style-name="T13">OpenNMT-tf source</text:span><text:span text:style-name="T10"> </text:span>to use: </text:p>
      <text:p text:style-name="P3"><text:tab/>Do not do: <text:span text:style-name="T3">pip install OpenNMT-tf </text:span></text:p>
      <text:p text:style-name="P17"><text:tab/><text:tab/>==&gt; not the finam version</text:p>
      <text:p text:style-name="P17"><text:tab/>Clone the repo git: <text:s/>https://github.com/QwantResearch/OpenNMT-tf.git</text:p>
      <text:p text:style-name="P6"><text:span text:style-name="T4"><text:tab/><text:tab/>Use these commands to install openNMT </text:span><text:span text:style-name="T5">(explained in the TP)</text:span><text:span text:style-name="T4">:</text:span></text:p>
      <text:list xml:id="list919318446" text:style-name="L1">
        <text:list-item>
          <text:list>
            <text:list-header>
              <text:p text:style-name="P59">cd OpenNMT-fr ; <text:span text:style-name="T28">python3 -m pip install --force . </text:span></text:p>
            </text:list-header>
            <text:list-item>
              <text:p text:style-name="P59">for subword units (BPE):</text:p>
              <text:p text:style-name="P60"><text:s/>python3 -m pip install subword-nmt</text:p>
            </text:list-item>
          </text:list>
        </text:list-item>
      </text:list>
      <text:p text:style-name="P3">The <text:span text:style-name="T13">POS-tagger</text:span><text:span text:style-name="T12"> model</text:span> in OpenNMT-tf librairy:</text:p>
      <text:p text:style-name="P20"><text:a xlink:type="simple" xlink:href="https://github.com/QwantResearch/OpenNMT-tf/tree/master/opennmt/models" text:style-name="Internet_20_link" text:visited-style-name="Visited_20_Internet_20_Link">https://github.com/QwantResearch/OpenNMT-tf/tree/master/opennmt/models</text:a><text:span text:style-name="T17"> </text:span></text:p>
      <text:p text:style-name="P19"><text:tab/>==&gt; catalog.py ==&gt; LstmCnnCrfTagger (class heritated from SequenceTagger)</text:p>
      <text:p text:style-name="P19"><text:span text:style-name="T3">class</text:span><text:span text:style-name="T2"> </text:span><text:span text:style-name="T3">LstmCnnCrfTagger(sequence_tagger.SequenceTagger)</text:span></text:p>
      <text:p text:style-name="P19"><text:tab/>==&gt; <text:span text:style-name="T3">sequence_tagger.py</text:span> ==&gt; <text:span text:style-name="T3">SequenceTagger</text:span></text:p>
      <text:p text:style-name="P21"/>
      <text:p text:style-name="P12"/>
      <text:p text:style-name="P13">Récupération data:</text:p>
      <text:p text:style-name="P13"/>
      <text:h text:style-name="P30" text:outline-level="3">I. Creating data</text:h>
      <text:list xml:id="list4290870601" text:style-name="L2">
        <text:list-item>
          <text:p text:style-name="P49">Bitext: <text:span text:style-name="T14">Use a python script “bitext_format.ipynb” to create bitext format for both source and target. ==&gt; <text:s/>train_org_words_bitext.txt and train_org_tags_bitext.txt</text:span></text:p>
        </text:list-item>
      </text:list>
      <text:list xml:id="list3140824313" text:style-name="L3">
        <text:list-item>
          <text:p text:style-name="P53">Valid set: <text:span text:style-name="T21">A </text:span>valid set <text:span text:style-name="T21">of</text:span> 1000 <text:span text:style-name="T21">rows is created from train_org bitext files by using the same python script:</text:span> <text:span text:style-name="T21">==&gt; </text:span><text:span text:style-name="T22">valid_words_bitext.txt</text:span> <text:span text:style-name="T21">and</text:span> <text:span text:style-name="T22">valid_tags_bitext.txt</text:span></text:p>
        </text:list-item>
        <text:list-item>
          <text:p text:style-name="P52">Train set: <text:span text:style-name="T21">Original train set is then reduced by </text:span>1000 <text:span text:style-name="T21">rows</text:span> <text:span text:style-name="T21">and now we have two files: ==</text:span>&gt; <text:span text:style-name="T22">train_words_bitext </text:span>and <text:span text:style-name="T22">train_tags_bitext.</text:span></text:p>
        </text:list-item>
        <text:list-item>
          <text:p text:style-name="P52"><text:span text:style-name="T21">With</text:span> <text:span text:style-name="T25">omnt-build-vocab</text:span> <text:span text:style-name="T21">command</text:span>, <text:span text:style-name="T21">the following data are created:</text:span></text:p>
          <text:list>
            <text:list-item>
              <text:p text:style-name="P54"><text:span text:style-name="T22">src-train-vocab.txt</text:span>: <text:span text:style-name="T21">50000 first more recurrent words in the train set ( </text:span><text:span text:style-name="T23">train_words_bitext</text:span><text:span text:style-name="T24">)</text:span></text:p>
              <text:p text:style-name="P56"><text:span text:style-name="T28">onmt-build-vocab</text:span> --size 50000 --save_vocab src-train-vocab.txt train_words_bitext.txt</text:p>
            </text:list-item>
            <text:list-item>
              <text:p text:style-name="P54"><text:span text:style-name="T22">src-train-tkt-vocab.txt</text:span>: <text:span text:style-name="T26">by using Character Tokenizer</text:span> </text:p>
              <text:p text:style-name="P57">onmt-build-vocab --tokenizer_config char_tokenization.yml --size 100 --save_vocab src-train-tkt-vocab.txt train_words_bitext.txt</text:p>
            </text:list-item>
            <text:list-item>
              <text:p text:style-name="P55"><text:span text:style-name="T22">tgt-train-vocab.txt</text:span>: <text:span text:style-name="T27">100 first recurrent labels</text:span></text:p>
              <text:p text:style-name="P58">onmt-build-vocab --size 100 --save_vocab tgt-train-vocab.txt train_tags_bitext.txt</text:p>
            </text:list-item>
          </text:list>
        </text:list-item>
      </text:list>
      <text:list xml:id="list3959734657" text:style-name="L4">
        <text:list-item>
          <text:p text:style-name="P50">Here are the number of rows for each file:</text:p>
        </text:list-item>
      </text:list>
      <text:p text:style-name="P23">   8937 train_org_words_bitext.txt</text:p>
      <text:p text:style-name="P24">   8937 train_org_tags_bitext.txt</text:p>
      <text:p text:style-name="P27">   7937 train_words_bitext.txt</text:p>
      <text:p text:style-name="P28">   7937 train_tags_bitext.txt</text:p>
      <text:p text:style-name="P25">   1000 valid_words_bitext.txt</text:p>
      <text:p text:style-name="P24">   1000 valid_tags_bitext.txt</text:p>
      <text:p text:style-name="P28">    17977 src-train-vocab.txt</text:p>
      <text:p text:style-name="P27">     43 tgt-train-vocab.txt</text:p>
      <text:p text:style-name="P26"><text:soft-page-break/>     84 src-train-tkt-vocab.txt</text:p>
      <text:p text:style-name="P23">   2013 test_words_bitext.txt</text:p>
      <text:p text:style-name="P23">   2013 test_tags_bitext.txt</text:p>
      <text:p text:style-name="P23">  57878 total</text:p>
      <text:p text:style-name="P23"/>
      <text:h text:style-name="P29" text:outline-level="3">II. Training the DL model</text:h>
      <text:list xml:id="list2843257582" text:style-name="L5">
        <text:list-item>
          <text:p text:style-name="P51"><text:span text:style-name="T29">The</text:span> config <text:span text:style-name="T29">to use in </text:span>data.yml:</text:p>
        </text:list-item>
      </text:list>
      <text:p text:style-name="P22">model_dir: C:/Users/Hanane/Documents/Python_Scripts/TelecomParis/Qwant/TP/transformation_files/run/<text:line-break/><text:line-break/>data:<text:line-break/> <text:span text:style-name="T11">train_features_file</text:span>: C:/Users/Hanane/Documents/Python_Scripts/TelecomParis/Qwant/TP/transformation_files/<text:span text:style-name="T11">train_words_bitext.txt</text:span><text:line-break/> <text:span text:style-name="T11">train_labels_file</text:span>: C:/Users/Hanane/Documents/Python_Scripts/TelecomParis/Qwant/TP/transformation_files/<text:span text:style-name="T11">train_tags_bitext.txt</text:span><text:line-break/> <text:span text:style-name="T11">eval_features_file</text:span>: C:/Users/Hanane/Documents/Python_Scripts/TelecomParis/Qwant/TP/transformation_files/<text:span text:style-name="T11">valid_words_bitext.txt</text:span><text:line-break/> <text:span text:style-name="T11">eval_labels_file</text:span>: <text:a xlink:type="simple" xlink:href="../TP/transformation_files/valid_tags_bitext.txt" text:style-name="Internet_20_link" text:visited-style-name="Visited_20_Internet_20_Link"><text:span text:style-name="T19">C:/Users/Hanane/Documents/Python_Scripts/TelecomParis/Qwant/TP/transformation_files/</text:span></text:a><text:a xlink:type="simple" xlink:href="../TP/transformation_files/valid_tags_bitext.txt" text:style-name="Internet_20_link" text:visited-style-name="Visited_20_Internet_20_Link"><text:span text:style-name="T20">valid_tags_bitext.txt</text:span></text:a></text:p>
      <text:p text:style-name="P22"><text:line-break/> <text:span text:style-name="T11"><text:s/>source_1_vocabulary</text:span>: C:/Users/Hanane/Documents/Python_Scripts/TelecomParis/Qwant/TP/transformation_files/<text:span text:style-name="T11">src-train-vocab.txt</text:span><text:line-break/> <text:s/><text:span text:style-name="T11">source_2_vocabulary</text:span>: C:/Users/Hanane/Documents/Python_Scripts/TelecomParis/Qwant/TP/transformation_files/<text:span text:style-name="T11">src-train-tkt-vocab.txt</text:span><text:line-break/> <text:s/><text:span text:style-name="T11">target_vocabulary:</text:span> C:/Users/Hanane/Documents/Python_Scripts/TelecomParis/Qwant/TP/transformation_files/<text:span text:style-name="T11">tgt-train-vocab.txt</text:span><text:line-break/></text:p>
      <text:list xml:id="list1155188120" text:style-name="L6">
        <text:list-item>
          <text:p text:style-name="P48"><text:span text:style-name="T30">To train the model, </text:span><text:span text:style-name="T32">onmt-main</text:span><text:span text:style-name="T30"> command is used:</text:span></text:p>
        </text:list-item>
      </text:list>
      <text:p text:style-name="P37">onmt-main --model_type <text:span text:style-name="T11">LstmCnnCrfTagger</text:span> --config data_<text:span text:style-name="T31">config</text:span>.yml --auto_config train --with_eval</text:p>
      <text:p text:style-name="Text_20_body"/>
      <text:p text:style-name="P41">The results are stored in the folder: C:\workspace\model_to_train</text:p>
      <text:p text:style-name="P42">Model params:</text:p>
      <text:p text:style-name="P46">data:</text:p>
      <text:p text:style-name="P46"><text:s text:c="2"/>eval_features_file: C:/Users/Hanane/Documents/Python_Scripts/TelecomParis/Qwant/TP/transformation_files/valid_words_bitext.txt</text:p>
      <text:p text:style-name="P46"><text:s text:c="2"/>eval_labels_file: C:/Users/Hanane/Documents/Python_Scripts/TelecomParis/Qwant/TP/transformation_files/valid_tags_bitext.txt</text:p>
      <text:p text:style-name="P43"><text:span text:style-name="T34"><text:s text:c="2"/>source_1_vocabulary:</text:span> <text:span text:style-name="T34">C:/Users/Hanane/Documents/Python_Scripts/TelecomParis/Qwant/TP/transformation_files/src-train-vocab.txt</text:span></text:p>
      <text:p text:style-name="P46"><text:soft-page-break/><text:s text:c="2"/>source_2_vocabulary: C:/Users/Hanane/Documents/Python_Scripts/TelecomParis/Qwant/TP/transformation_files/src-train-tkt-vocab.txt</text:p>
      <text:p text:style-name="P46"><text:s text:c="2"/>target_vocabulary: C:/Users/Hanane/Documents/Python_Scripts/TelecomParis/Qwant/TP/transformation_files/tgt-train-vocab.txt</text:p>
      <text:p text:style-name="P46"><text:s text:c="2"/>train_features_file: C:/Users/Hanane/Documents/Python_Scripts/TelecomParis/Qwant/TP/transformation_files/train_words_bitext.txt</text:p>
      <text:p text:style-name="P46"><text:s text:c="2"/>train_labels_file: C:/Users/Hanane/Documents/Python_Scripts/TelecomParis/Qwant/TP/transformation_files/train_tags_bitext.txt</text:p>
      <text:p text:style-name="P46">eval:</text:p>
      <text:p text:style-name="P46"><text:s text:c="2"/>batch_size: 32</text:p>
      <text:p text:style-name="P46"><text:s text:c="2"/>steps: 1000</text:p>
      <text:p text:style-name="P46">infer:</text:p>
      <text:p text:style-name="P46"><text:s text:c="2"/>batch_size: 10</text:p>
      <text:p text:style-name="P46"><text:s text:c="2"/>buffer_size: 100</text:p>
      <text:p text:style-name="P46"><text:s text:c="2"/>length_bucket_width: null</text:p>
      <text:p text:style-name="P46"><text:s text:c="2"/>n_best: 1</text:p>
      <text:p text:style-name="P46"><text:s text:c="2"/>num_parallel_process_calls: 4</text:p>
      <text:p text:style-name="P46">model_dir: /workspace/model_to_train/</text:p>
      <text:p text:style-name="P46">params:</text:p>
      <text:p text:style-name="P46"><text:s text:c="2"/>average_loss_in_time: false</text:p>
      <text:p text:style-name="P46"><text:s text:c="2"/>beam_width: 5</text:p>
      <text:p text:style-name="P46"><text:s text:c="2"/>clip_gradients: 5.0</text:p>
      <text:p text:style-name="P46"><text:s text:c="2"/>decay_params:</text:p>
      <text:p text:style-name="P46"><text:s text:c="4"/>model_dim: 512</text:p>
      <text:p text:style-name="P46"><text:s text:c="4"/>warmup_steps: 4000</text:p>
      <text:p text:style-name="P46"><text:s text:c="2"/>decay_rate: 0.7</text:p>
      <text:p text:style-name="P46"><text:s text:c="2"/>decay_steps: 500</text:p>
      <text:p text:style-name="P46"><text:s text:c="2"/>decay_type: NoamDecay</text:p>
      <text:p text:style-name="P46"><text:s text:c="2"/>eval_delay: 120</text:p>
      <text:p text:style-name="P46"><text:s text:c="2"/>learning_rate: 0.01</text:p>
      <text:p text:style-name="P46"><text:s text:c="2"/>length_penalty: 0.2</text:p>
      <text:p text:style-name="P46"><text:s text:c="2"/>maximum_iterations: 200</text:p>
      <text:p text:style-name="P46"><text:s text:c="2"/>minimum_learning_rate: 1.0e-05</text:p>
      <text:p text:style-name="P46"><text:s text:c="2"/>num_hypotheses: 1</text:p>
      <text:p text:style-name="P46"><text:s text:c="2"/>optimizer: Adam</text:p>
      <text:p text:style-name="P46"><text:s text:c="2"/>scheduled_sampling_k: 0</text:p>
      <text:p text:style-name="P46"><text:s text:c="2"/>scheduled_sampling_read_probability: 1</text:p>
      <text:p text:style-name="P46"><text:s text:c="2"/>scheduled_sampling_type: constant</text:p>
      <text:p text:style-name="P46"><text:s text:c="2"/>staircase: true</text:p>
      <text:p text:style-name="P46"><text:s text:c="2"/>start_decay_steps: 1000</text:p>
      <text:p text:style-name="P46">score:</text:p>
      <text:p text:style-name="P46"><text:s text:c="2"/>batch_size: 64</text:p>
      <text:p text:style-name="P46">train:</text:p>
      <text:p text:style-name="P46"><text:s text:c="2"/>batch_size: 512</text:p>
      <text:p text:style-name="P46"><text:s text:c="2"/>batch_type: examples</text:p>
      <text:p text:style-name="P46"><text:s text:c="2"/>buffer_size: 10000</text:p>
      <text:p text:style-name="P46"><text:s text:c="2"/>eval_delay: 100</text:p>
      <text:p text:style-name="P46"><text:s text:c="2"/>keep_checkpoint_max: 10</text:p>
      <text:p text:style-name="P46"><text:s text:c="2"/>length_bucket_width: 1</text:p>
      <text:p text:style-name="P46"><text:s text:c="2"/>max_steps: 10000</text:p>
      <text:p text:style-name="P46"><text:s text:c="2"/>maximum_features_length: 250</text:p>
      <text:p text:style-name="P46"><text:s text:c="2"/>maximum_labels_length: 250</text:p>
      <text:p text:style-name="P46"><text:s text:c="2"/>num_buckets: 5</text:p>
      <text:p text:style-name="P46"><text:s text:c="2"/>num_parallel_process_calls: 4</text:p>
      <text:p text:style-name="P46"><text:s text:c="2"/>sample_buffer_size: 500000</text:p>
      <text:p text:style-name="P46"><text:soft-page-break/><text:s text:c="2"/>save_checkpoints_steps: 1000</text:p>
      <text:p text:style-name="P46"><text:s text:c="2"/>save_eval_predictions: false</text:p>
      <text:p text:style-name="P47"><text:s text:c="2"/>save_summary_steps: 100</text:p>
      <text:p text:style-name="P44"/>
      <text:p text:style-name="P44">RESULTS PowerShell:</text:p>
      <text:p text:style-name="P45">INFO:tensorflow:Training on 7937 examples</text:p>
      <text:p text:style-name="P45">WARNING:tensorflow:From c:\users\hanane\anaconda3\lib\site-packages\tensorflow_core\python\ops\resource_variable_ops.py:1786: calling BaseResourceVariable.__init__ (from tensorflow.python.ops.resource_variable_ops) with constraint is deprecated and will be removed in a future version.</text:p>
      <text:p text:style-name="P45">Instructions for updating:</text:p>
      <text:p text:style-name="P45">If using Keras pass *_constraint arguments to layers.</text:p>
      <text:p text:style-name="P45">INFO:tensorflow:Number of model parameters: 3538572</text:p>
      <text:p text:style-name="P45">INFO:tensorflow:Number of model weights: 13 (trainable = 13, non trainable = 0)</text:p>
      <text:p text:style-name="P45">INFO:tensorflow:Saved checkpoint /workspace/model_to_train/ckpt-1</text:p>
      <text:p text:style-name="P45">INFO:tensorflow:Step = 100 ; steps/s = 0.57, source words/s = 1628, target words/s = 1628 ; Learning rate = 0.000010 ; Loss = 98.255836</text:p>
      <text:p text:style-name="P45">INFO:tensorflow:Step = 200 ; steps/s = 0.57, source words/s = 1560, target words/s = 1560 ; Learning rate = 0.000010 ; Loss = 167.132278</text:p>
      <text:p text:style-name="P45">INFO:tensorflow:Step = 300 ; steps/s = 0.80, source words/s = 1610, target words/s = 1610 ; Learning rate = 0.000010 ; Loss = 39.704422</text:p>
      <text:p text:style-name="P45">INFO:tensorflow:Step = 400 ; steps/s = 0.54, source words/s = 1812, target words/s = 1812 ; Learning rate = 0.000010 ; Loss = 117.525162</text:p>
      <text:p text:style-name="P45">INFO:tensorflow:Step = 500 ; steps/s = 0.70, source words/s = 1506, target words/s = 1506 ; Learning rate = 0.000010 ; Loss = 184.580246</text:p>
      <text:p text:style-name="P45">INFO:tensorflow:Step = 600 ; steps/s = 0.70, source words/s = 1825, target words/s = 1825 ; Learning rate = 0.000010 ; Loss = 71.035049</text:p>
      <text:p text:style-name="P45">INFO:tensorflow:Step = 700 ; steps/s = 0.55, source words/s = 1631, target words/s = 1631 ; Learning rate = 0.000010 ; Loss = 145.903305</text:p>
      <text:p text:style-name="P45">INFO:tensorflow:Step = 800 ; steps/s = 0.80, source words/s = 1584, target words/s = 1584 ; Learning rate = 0.000010 ; Loss = 26.728411</text:p>
      <text:p text:style-name="P45">INFO:tensorflow:Step = 900 ; steps/s = 0.58, source words/s = 1891, target words/s = 1891 ; Learning rate = 0.000010 ; Loss = 103.141403</text:p>
      <text:p text:style-name="P45">INFO:tensorflow:Step = 1000 ; steps/s = 0.65, source words/s = 1499, target words/s = 1499 ; Learning rate = 0.000010 ; Loss = 174.461884</text:p>
      <text:p text:style-name="P45">INFO:tensorflow:Saved checkpoint /workspace/model_to_train/ckpt-1000</text:p>
      <text:p text:style-name="P45">INFO:tensorflow:Running evaluation for step 1000</text:p>
      <text:p text:style-name="P45">INFO:tensorflow:Evaluation result for step 1000: loss = 73.802628 ; perplexity = 112738928578335987958128108896256.000000 ; accuracy = 0.165409</text:p>
      <text:p text:style-name="P45">INFO:tensorflow:Step = 1100 ; steps/s = 0.63, source words/s = 1486, target words/s = 1486 ; Learning rate = 0.000010 ; Loss = 58.291843</text:p>
      <text:p text:style-name="P45">INFO:tensorflow:Step = 1200 ; steps/s = 0.54, source words/s = 1715, target words/s = 1715 ; Learning rate = 0.000010 ; Loss = 135.904373</text:p>
      <text:p text:style-name="P45">INFO:tensorflow:Step = 1300 ; steps/s = 0.74, source words/s = 1476, target words/s = 1476 ; Learning rate = 0.000010 ; Loss = 14.024981</text:p>
      <text:p text:style-name="P45">INFO:tensorflow:Step = 1400 ; steps/s = 0.59, source words/s = 1826, target words/s = 1826 ; Learning rate = 0.000010 ; Loss = 90.939552</text:p>
      <text:p text:style-name="P45">INFO:tensorflow:Step = 1500 ; steps/s = 0.61, source words/s = 1527, target words/s = 1527 ; Learning rate = 0.000010 ; Loss = 173.126846</text:p>
      <text:p text:style-name="P45">INFO:tensorflow:Step = 1600 ; steps/s = 0.73, source words/s = 1569, target words/s = 1569 ; Learning rate = 0.000010 ; Loss = 46.638596</text:p>
      <text:p text:style-name="P39">TO DO :</text:p>
      <text:p text:style-name="P9">changer les paramètres</text:p>
      <text:p text:style-name="P9">lancer sur un petit dataset</text:p>
      <text:p text:style-name="P9"/>
      <text:p text:style-name="P10">TEST 1: data.yml with only files name and without absolute path</text:p>
      <text:p text:style-name="P10">data.yml without absolute path ==&gt; it works</text:p>
      <text:p text:style-name="P10">Default Parameters</text:p>
      <text:p text:style-name="P15">data:</text:p>
      <text:p text:style-name="P15"><text:s text:c="2"/>eval_features_file: valid_words_bitext.txt</text:p>
      <text:p text:style-name="P15"><text:s text:c="2"/>eval_labels_file: valid_tags_bitext.txt</text:p>
      <text:p text:style-name="P15"><text:s text:c="2"/>source_1_vocabulary: src-train-vocab.txt</text:p>
      <text:p text:style-name="P15"><text:s text:c="2"/>source_2_vocabulary: src-train-tkt-vocab.txt</text:p>
      <text:p text:style-name="P15"><text:s text:c="2"/>target_vocabulary: tgt-train-vocab.txt</text:p>
      <text:p text:style-name="P15"><text:s text:c="2"/>train_features_file: train_words_bitext.txt</text:p>
      <text:p text:style-name="P15"><text:s text:c="2"/>train_labels_file: train_tags_bitext.txt</text:p>
      <text:p text:style-name="P15">eval:</text:p>
      <text:p text:style-name="P15"><text:s text:c="2"/>batch_size: 32</text:p>
      <text:p text:style-name="P15">infer:</text:p>
      <text:p text:style-name="P15"><text:s text:c="2"/>batch_size: 16</text:p>
      <text:p text:style-name="P15"><text:s text:c="2"/>length_bucket_width: null</text:p>
      <text:p text:style-name="P15">model_dir: run/</text:p>
      <text:p text:style-name="P15">params:</text:p>
      <text:p text:style-name="P15"><text:s text:c="2"/>average_loss_in_time: false</text:p>
      <text:p text:style-name="P15"><text:s text:c="2"/>learning_rate: 0.001</text:p>
      <text:p text:style-name="P15"><text:s text:c="2"/>num_hypotheses: 1</text:p>
      <text:p text:style-name="P15"><text:s text:c="2"/>optimizer: Adam</text:p>
      <text:p text:style-name="P15">score:</text:p>
      <text:p text:style-name="P15"><text:s text:c="2"/>batch_size: 64</text:p>
      <text:p text:style-name="P15">train:</text:p>
      <text:p text:style-name="P15"><text:s text:c="2"/>batch_size: 32</text:p>
      <text:p text:style-name="P15"><text:s text:c="2"/>batch_type: examples</text:p>
      <text:p text:style-name="P15"><text:s text:c="2"/>length_bucket_width: 1</text:p>
      <text:p text:style-name="P15"><text:s text:c="2"/>sample_buffer_size: 500000</text:p>
      <text:p text:style-name="P15"><text:s text:c="2"/>save_summary_steps: 100</text:p>
      <text:p text:style-name="P10"/>
      <text:p text:style-name="P10"/>
      <text:p text:style-name="P38">Model: BLSTM-CNNs-CRF</text:p>
      <text:p text:style-name="P7"><text:span text:style-name="T33">Commandes</text:span>:</text:p>
      <text:p text:style-name="P7"/>
      <text:p text:style-name="P14"><text:s/>cd .\Documents\Python_Scripts\TelecomParis\Qwant\TP\transformation_files\</text:p>
      <text:p text:style-name="P14"/>
      <text:p text:style-name="P31"><text:span text:style-name="T3">onmt-build-vocab --size 50000 --save_vocab src-</text:span><text:span text:style-name="T9">try-</text:span><text:span text:style-name="T3">vocab.txt </text:span><text:span text:style-name="T9">train_words_bitext</text:span><text:span text:style-name="T3">.txt</text:span></text:p>
      <text:p text:style-name="P36"/>
      <text:p text:style-name="P32"><text:span text:style-name="T3">onmt-build-vocab --tokenizer_config char_tokenization.yml --size 50000 --save_vocab </text:span><text:span text:style-name="T7">try-kt</text:span><text:span text:style-name="T3">-vocab.txt src-train-vocab.txt</text:span></text:p>
      <text:p text:style-name="P32"><text:span text:style-name="T3">onmt-build-vocab --tokenizer_config char_tokenization.yml --size 50000 --save_vocab </text:span><text:span text:style-name="T7">try-kt</text:span><text:span text:style-name="T3">-vocab.txt src-train-vocab.txt</text:span></text:p>
      <text:p text:style-name="P34"><text:span text:style-name="T15">echo “Hello World!”</text:span> | onmt-tokenize-text --tokenizer_config char_tokenization.yml</text:p>
      <text:p text:style-name="P35">src-train-vocab.txt | onmt-tokenize-text --tokenizer_config char_tokenization.yml <text:span text:style-name="T15">==&gt; ça ne marche pas</text:span></text:p>
      <text:p text:style-name="P33"><text:span text:style-name="T6">onmt-build-vocab --tokenizer_config char_tokenization.yml --size 50000 --save_vocab </text:span><text:span text:style-name="T7">try-</text:span><text:span text:style-name="T8">t</text:span><text:span text:style-name="T7">kt</text:span><text:span text:style-name="T6">-vocab.txt train_words_bitext.txt</text:span></text:p>
      <text:p text:style-name="P18"/>
      <text:p text:style-name="P18">onmt-main --model_type LstmCnnCrfTagger --config data.yml --auto_config train --with_eval</text:p>
      <text:p text:style-name="P14"/>
      <text:p text:style-name="P14"/>
      <text:p text:style-name="P2"><text:span text:style-name="T16">Guillaume Klein @guillaumekln nov. 04 2019 10:11<text:line-break/>The tokenization example comes from SentencePiece but it does not matter. It just illustrates that space has a special meaning in tokenized files.<text:line-break/>If you want to train a character-level + word-level model you only need to use CharacterTokenizer to prepare the character vocabulary. After that, you need to find a word tokenization that works for you and set a MixedInputter similar to what is used in this built-in sequence tagger : </text:span><text:a xlink:type="simple" xlink:href="https://github.com/OpenNMT/OpenNMT-tf/blob/v2.1.1/opennmt/models/catalog.py#L100" text:style-name="Internet_20_link" text:visited-style-name="Visited_20_Internet_20_Link">https://github.com/OpenNMT/OpenNMT-tf/blob/v2.1.1/opennmt/models/catalog.py#L100</text:a><text:span text:style-name="T16">.</text:span></text:p>
      <text:p text:style-name="P7"/>
      <text:p text:style-name="P7">emesha92 @emesha92 nov. 04 2019 10:18<text:line-break/>Here the space character is used to delimit tokens.<text:line-break/><text:line-break/>Got it. So from my understanding, the actual space from the string should be replaced by something else (in above example replaced by ▁), then space will be used to delimit the tokenized token?</text:p>
      <text:p text:style-name="P7"/>
      <text:p text:style-name="P7"/>
      <text:p text:style-name="P7">Guillaume Klein @guillaumekln nov. 05 2019 09:41<text:line-break/>Hi,<text:line-break/><text:line-break/>MultiInputter: base class for using multiple inputters (should not be used directly in user models)<text:line-break/>MixedInputter: one data file, multiple inputter (e.g. a text file where we extract word embeddings and character-level embeddings)<text:line-break/>ParallelInputter: multiple data files, one inputter per file (e.g. multiple features, multi source)<text:line-break/>As for your question regarding CharacterTokenizer, you don't need to replace spaces with underscores. That's what CharacterTokenizer is doing.</text:p>
      <text:p text:style-name="P7"/>
      <text:p text:style-name="P7">Hi @guillaumekln , to use multi features, we also need multi tokenization. Is the YAML config also provide indexing like source_nth_vocabulary?<text:line-break/><text:line-break/>data:<text:line-break/> <text:s/>train_features_file:<text:line-break/> <text:s text:c="3"/>- features_1.txt<text:line-break/> <text:s text:c="3"/>- features_2.txt<text:line-break/> <text:s text:c="3"/>- features_3.txt<text:line-break/> <text:s/>train_labels_file: target.txt<text:line-break/> <text:s/>source_1_vocabulary: feature_1_vocab.txt<text:line-break/> <text:s/>source_2_vocabulary: feature_2_vocab.txt<text:line-break/><text:soft-page-break/> <text:s/>source_3_vocabulary: feature_3_vocab.txt<text:line-break/> <text:s/>target_vocabulary: target_vocab.txt<text:line-break/><text:line-break/> <text:s/>source_1_tokenization: PATH1 ?<text:line-break/> <text:s/>source_2_tokenization: PATH2 ?<text:line-break/> <text:s/>source_3_tokenization: PATH3 ?<text:line-break/>is it valid?</text:p>
      <text:p text:style-name="P7"/>
      <text:p text:style-name="P7"/>
      <text:p text:style-name="P7"/>
      <text:p text:style-name="P8">My data.yml</text:p>
      <text:p text:style-name="P8">model_dir: run/</text:p>
      <text:p text:style-name="P8"/>
      <text:p text:style-name="P8">data:</text:p>
      <text:p text:style-name="P8"><text:s text:c="2"/>train_features_file: train_words_bitext.txt</text:p>
      <text:p text:style-name="P8"><text:s text:c="2"/>train_labels_file: train_tags_bitext.txt</text:p>
      <text:p text:style-name="P8"><text:s text:c="2"/>eval_features_file: valid_words_bitext.txt</text:p>
      <text:p text:style-name="P8"><text:s text:c="2"/>eval_labels_file: valid_tags_bitext.txt</text:p>
      <text:p text:style-name="P8"><text:s text:c="2"/>words_vocabulary: src-train-vocab.txt</text:p>
      <text:p text:style-name="P8"><text:s text:c="2"/>chars_vocabulary: src-train-tkt-vocab.txt</text:p>
      <text:p text:style-name="P8"><text:s text:c="2"/>tags_vocabulary: tgt-train-vocab.txt</text:p>
      <text:p text:style-name="P8"><text:s text:c="2"/>source_1_vocabulary: src-train-vocab.txt</text:p>
      <text:p text:style-name="P8"><text:s text:c="2"/>source_2_vocabulary: src-train-tkt-vocab.txt</text:p>
      <text:p text:style-name="P8"><text:s text:c="2"/>target_vocabulary: tgt-train-vocab.txt</text:p>
      <text:p text:style-name="P8"><text:s text:c="2"/>source_tokenization: char_tokenization.yml</text:p>
      <text:p text:style-name="P8"><text:s text:c="2"/>target_tokenization: char_tokenization.yml</text:p>
      <text:p text:style-name="P8"><text:s text:c="2"/>train_files_weights:</text:p>
      <text:p text:style-name="P8"><text:s text:c="4"/>- 1</text:p>
      <text:p text:style-name="P40">Google colab notebook</text:p>
      <text:p text:style-name="P11"/>
      <text:p text:style-name="P11">infer</text:p>
      <text:p text:style-name="P11"/>
      <text:p text:style-name="P16"><text:span text:style-name="T35">!</text:span>cd Qwant_openNMT; mkdir test; onmt-main --config config/data_small_steps.yml --auto_config infer --features_file dataset/test_words_bitext.txt &gt; test/test_tag_res.txt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monospace" svg:font-family="monospace, 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5T19:59:49.560000000</meta:creation-date>
    <dc:date>2020-08-02T16:08:27.128000000</dc:date>
    <meta:editing-duration>P4DT18H55M56S</meta:editing-duration>
    <meta:editing-cycles>53</meta:editing-cycles>
    <meta:generator>LibreOffice/6.2.5.2$Windows_X86_64 LibreOffice_project/1ec314fa52f458adc18c4f025c545a4e8b22c159</meta:generator>
    <meta:document-statistic meta:table-count="0" meta:image-count="0" meta:object-count="0" meta:page-count="8" meta:paragraph-count="201" meta:word-count="1350" meta:character-count="12775" meta:non-whitespace-character-count="11393"/>
  </office:meta>
</office:document-meta>
</file>